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2cm"/>
    </style:style>
    <style:style style:name="co3" style:family="table-column">
      <style:table-column-properties fo:break-before="auto" style:column-width="3.999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4.382cm"/>
    </style:style>
    <style:style style:name="co7" style:family="table-column">
      <style:table-column-properties fo:break-before="auto" style:column-width="3.7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fo:background-color="#ffffcc" fo:border="none"/>
      <style:text-properties fo:font-weight="normal" style:font-weight-asian="normal" style:font-weight-complex="normal"/>
    </style:style>
    <style:style style:name="ce5" style:family="table-cell" style:parent-style-name="Default" style:data-style-name="N3">
      <style:text-properties fo:font-weight="bold" style:font-weight-asian="bold" style:font-weight-complex="bold"/>
    </style:style>
    <style:style style:name="ce6" style:family="table-cell" style:parent-style-name="Default" style:data-style-name="N3">
      <style:text-properties fo:font-weight="normal" style:font-weight-asian="normal" style:font-weight-complex="normal"/>
    </style:style>
    <style:style style:name="ce7" style:family="table-cell" style:parent-style-name="Default" style:data-style-name="N108">
      <style:table-cell-properties fo:background-color="#ffffcc" fo:border="none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 style:data-style-name="N108">
      <style:text-properties fo:font-weight="normal" style:font-weight-asian="normal" style:font-weight-complex="normal"/>
    </style:style>
    <style:style style:name="ce11" style:family="table-cell" style:parent-style-name="Default" style:data-style-name="N3"/>
    <style:style style:name="ce12" style:family="table-cell" style:parent-style-name="Default" style:data-style-name="N109">
      <style:text-properties fo:font-weight="normal" style:font-weight-asian="normal" style:font-weight-complex="normal"/>
    </style:style>
    <style:style style:name="ce13" style:family="table-cell" style:parent-style-name="Default" style:data-style-name="N11">
      <style:table-cell-properties fo:background-color="#ffffcc"/>
      <style:text-properties fo:font-weight="normal" style:font-weight-asian="normal" style:font-weight-complex="normal"/>
    </style:style>
    <style:style style:name="ce14" style:family="table-cell" style:parent-style-name="Default" style:data-style-name="N110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49" table:default-cell-style-name="ce2"/>
        <table:table-row table:style-name="ro1">
          <table:table-cell table:style-name="ce1"/>
          <table:table-cell table:style-name="ce5" office:value-type="string">
            <text:p>Retirement Calculations</text:p>
          </table:table-cell>
          <table:table-cell table:style-name="ce5"/>
          <table:table-cell table:style-name="ce1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Saving and Investing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_n = Px^n + a(x^n - 1) / (x - 1) <text:s/></text:p>
          </table:table-cell>
          <table:table-cell table:style-name="ce2" table:number-columns-repeated="2"/>
          <table:table-cell table:number-columns-repeated="253"/>
        </table:table-row>
        <table:table-row table:style-name="ro1">
          <table:table-cell office:value-type="string">
            <text:p>where</text:p>
          </table:table-cell>
          <table:table-cell table:style-name="ce2" office:value-type="string">
            <text:p>n is the number of month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_n is the Total sum of money after n months</text:p>
          </table:table-cell>
          <table:table-cell table:number-columns-repeated="2"/>
          <table:table-cell table:style-name="Default"/>
          <table:table-cell table:number-columns-repeated="251"/>
        </table:table-row>
        <table:table-row table:style-name="ro1">
          <table:table-cell/>
          <table:table-cell office:value-type="string">
            <text:p>P is the initial princip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x is the interest factor per period I.e. (interest = x-1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a is the contribution per period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P</text:p>
          </table:table-cell>
          <table:table-cell table:style-name="ce3" office:value-type="string">
            <text:p>Annual Interest</text:p>
          </table:table-cell>
          <table:table-cell table:style-name="ce3" office:value-type="string">
            <text:p>Monthly Contribution</text:p>
          </table:table-cell>
          <table:table-cell table:style-name="ce8" office:value-type="string">
            <text:p>Periodic Interest = x-1</text:p>
          </table:table-cell>
          <table:table-cell table:style-name="ce3" office:value-type="string">
            <text:p>Interest factor</text:p>
          </table:table-cell>
          <table:table-cell table:style-name="ce3" office:value-type="string">
            <text:p>Annual Inflation</text:p>
          </table:table-cell>
          <table:table-cell table:style-name="ce3" office:value-type="string">
            <text:p>Decrease in Value</text:p>
          </table:table-cell>
          <table:table-cell table:style-name="ce3" table:number-columns-repeated="249"/>
        </table:table-row>
        <table:table-row table:style-name="ro1">
          <table:table-cell table:style-name="ce4" office:value-type="float" office:value="5000">
            <text:p>5,000</text:p>
          </table:table-cell>
          <table:table-cell table:style-name="ce7" office:value-type="percentage" office:value="0.03">
            <text:p>3.000%</text:p>
          </table:table-cell>
          <table:table-cell table:style-name="ce9" office:value-type="float" office:value="100">
            <text:p>100</text:p>
          </table:table-cell>
          <table:table-cell table:style-name="ce10" table:formula="oooc:=[.B13]/12" office:value-type="percentage" office:value="0.0025">
            <text:p>0.250%</text:p>
          </table:table-cell>
          <table:table-cell table:style-name="ce12" table:formula="oooc:=1+[.D13]" office:value-type="float" office:value="1.0025">
            <text:p>1.00250</text:p>
          </table:table-cell>
          <table:table-cell table:style-name="ce13" office:value-type="percentage" office:value="0.05">
            <text:p>5.00%</text:p>
          </table:table-cell>
          <table:table-cell table:style-name="ce10" table:formula="oooc:=1/(1+[.F13])-1" office:value-type="percentage" office:value="-0.0476190476190477">
            <text:p>-4.762%</text:p>
          </table:table-cell>
          <table:table-cell table:style-name="ce14" table:formula="oooc:=1/(1+[.F13])" office:value-type="percentage" office:value="0.952380952380952">
            <text:p>95.23810%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Year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S_n</text:p>
          </table:table-cell>
          <table:table-cell table:style-name="ce3" office:value-type="string">
            <text:p>Inflation Adjusted Continuously</text:p>
          </table:table-cell>
          <table:table-cell table:style-name="ce3" office:value-type="string">
            <text:p>Inflation Adjusted Annually</text:p>
          </table:table-cell>
          <table:table-cell table:style-name="ce3" office:value-type="string">
            <text:p>No Monthly Contribution</text:p>
          </table:table-cell>
          <table:table-cell table:style-name="ce3" office:value-type="string">
            <text:p>Inflation Adjusted</text:p>
          </table:table-cell>
          <table:table-cell table:style-name="ce3" office:value-type="string">
            <text:p>Years</text:p>
          </table:table-cell>
          <table:table-cell table:style-name="ce3" table:number-columns-repeated="248"/>
        </table:table-row>
        <table:table-row table:style-name="ro1">
          <table:table-cell office:value-type="float" office:value="0">
            <text:p>0</text:p>
          </table:table-cell>
          <table:table-cell table:formula="oooc:=[.A16]*12" office:value-type="float" office:value="0">
            <text:p>0</text:p>
          </table:table-cell>
          <table:table-cell table:formula="oooc:=[.$A$13]" office:value-type="float" office:value="5000">
            <text:p>5,000</text:p>
          </table:table-cell>
          <table:table-cell table:style-name="ce11" table:formula="oooc:=[.C16]*EXP((-[.$F$13])*[.$A16])" office:value-type="float" office:value="5000">
            <text:p>5,000</text:p>
          </table:table-cell>
          <table:table-cell table:style-name="ce11" table:formula="oooc:=[.$C16]*POWER(1/(1+[.$F$13]);[.$A16])" office:value-type="float" office:value="5000">
            <text:p>5,000</text:p>
          </table:table-cell>
          <table:table-cell table:style-name="ce6" table:formula="oooc:=[.$A$13]" office:value-type="float" office:value="5000">
            <text:p>5,000</text:p>
          </table:table-cell>
          <table:table-cell table:style-name="ce11" table:formula="oooc:=[.F16]*POWER(1/(1+[.$F$13]);[.$A16])" office:value-type="float" office:value="5000">
            <text:p>5,000</text:p>
          </table:table-cell>
          <table:table-cell table:formula="oooc:=[.$A16]" office:value-type="float" office:value="0">
            <text:p>0</text:p>
          </table:table-cell>
          <table:table-cell table:number-columns-repeated="248"/>
        </table:table-row>
        <table:table-row table:style-name="ro1">
          <table:table-cell office:value-type="float" office:value="1">
            <text:p>1</text:p>
          </table:table-cell>
          <table:table-cell table:formula="oooc:=[.A17]*12" office:value-type="float" office:value="12">
            <text:p>12</text:p>
          </table:table-cell>
          <table:table-cell table:formula="oooc:=[.C16]*POWER([.$E$13];([.$B17]-[.$B16]))+[.$C$13]*((POWER([.$E$13];([.$B17]-[.$B16]))-1)/[.$D$13])" office:value-type="float" office:value="6368.7180611078">
            <text:p>6,369</text:p>
          </table:table-cell>
          <table:table-cell table:style-name="ce11" table:formula="oooc:=[.C17]*EXP((-[.$F$13])*[.$A17])" office:value-type="float" office:value="6058.11201607488">
            <text:p>6,058</text:p>
          </table:table-cell>
          <table:table-cell table:style-name="ce11" table:formula="oooc:=[.$C17]*POWER(1/(1+[.$F$13]);[.$A17])" office:value-type="float" office:value="6065.44577248362">
            <text:p>6,065</text:p>
          </table:table-cell>
          <table:table-cell table:style-name="ce6" table:formula="oooc:=[.F16]*POWER([.$E$13];([.$B17]-[.$B16]))" office:value-type="float" office:value="5152.07978456753">
            <text:p>5,152</text:p>
          </table:table-cell>
          <table:table-cell table:style-name="ce11" table:formula="oooc:=[.F17]*POWER(1/(1+[.$F$13]);[.$A17])" office:value-type="float" office:value="4906.74265196908">
            <text:p>4,907</text:p>
          </table:table-cell>
          <table:table-cell table:formula="oooc:=[.$A17]" office:value-type="float" office:value="1">
            <text:p>1</text:p>
          </table:table-cell>
          <table:table-cell table:number-columns-repeated="248"/>
        </table:table-row>
        <table:table-row table:style-name="ro1">
          <table:table-cell office:value-type="float" office:value="2">
            <text:p>2</text:p>
          </table:table-cell>
          <table:table-cell table:formula="oooc:=[.A18]*12" office:value-type="float" office:value="24">
            <text:p>24</text:p>
          </table:table-cell>
          <table:table-cell table:formula="oooc:=[.C17]*POWER([.$E$13];([.$B18]-[.$B17]))+[.$C$13]*((POWER([.$E$13];([.$B18]-[.$B17]))-1)/[.$D$13])" office:value-type="float" office:value="7779.066991789">
            <text:p>7,779</text:p>
          </table:table-cell>
          <table:table-cell table:style-name="ce11" table:formula="oooc:=[.C18]*EXP((-[.$F$13])*[.$A18])" office:value-type="float" office:value="7038.79089157912">
            <text:p>7,039</text:p>
          </table:table-cell>
          <table:table-cell table:style-name="ce11" table:formula="oooc:=[.$C18]*POWER(1/(1+[.$F$13]);[.$A18])" office:value-type="float" office:value="7055.84307645261">
            <text:p>7,056</text:p>
          </table:table-cell>
          <table:table-cell table:style-name="ce6" table:formula="oooc:=[.F17]*POWER([.$E$13];([.$B18]-[.$B17]))" office:value-type="float" office:value="5308.78522130989">
            <text:p>5,309</text:p>
          </table:table-cell>
          <table:table-cell table:style-name="ce11" table:formula="oooc:=[.F18]*POWER(1/(1+[.$F$13]);[.$A18])" office:value-type="float" office:value="4815.22469053051">
            <text:p>4,815</text:p>
          </table:table-cell>
          <table:table-cell table:formula="oooc:=[.$A18]" office:value-type="float" office:value="2">
            <text:p>2</text:p>
          </table:table-cell>
          <table:table-cell table:number-columns-repeated="248"/>
        </table:table-row>
        <table:table-row table:style-name="ro1">
          <table:table-cell office:value-type="float" office:value="3">
            <text:p>3</text:p>
          </table:table-cell>
          <table:table-cell table:formula="oooc:=[.A19]*12" office:value-type="float" office:value="36">
            <text:p>36</text:p>
          </table:table-cell>
          <table:table-cell table:formula="oooc:=[.$A$13]*POWER([.$E$13];[.B19])+[.$C$13]*((POWER([.$E$13];[.B19])-1)/[.$D$13])" office:value-type="float" office:value="9232.3130347788">
            <text:p>9,232</text:p>
          </table:table-cell>
          <table:table-cell table:style-name="ce11" table:formula="oooc:=[.C19]*EXP((-[.$F$13])*[.$A19])" office:value-type="float" office:value="7946.32546988714">
            <text:p>7,946</text:p>
          </table:table-cell>
          <table:table-cell table:style-name="ce11" table:formula="oooc:=[.$C19]*POWER(1/(1+[.$F$13]);[.$A19])" office:value-type="float" office:value="7975.21912085416">
            <text:p>7,975</text:p>
          </table:table-cell>
          <table:table-cell table:style-name="ce6" table:formula="oooc:=[.F18]*POWER([.$E$13];([.$B19]-[.$B18]))" office:value-type="float" office:value="5470.25700386431">
            <text:p>5,470</text:p>
          </table:table-cell>
          <table:table-cell table:style-name="ce11" table:formula="oooc:=[.F19]*POWER(1/(1+[.$F$13]);[.$A19])" office:value-type="float" office:value="4725.41367356813">
            <text:p>4,725</text:p>
          </table:table-cell>
          <table:table-cell table:formula="oooc:=[.$A19]" office:value-type="float" office:value="3">
            <text:p>3</text:p>
          </table:table-cell>
          <table:table-cell table:number-columns-repeated="248"/>
        </table:table-row>
        <table:table-row table:style-name="ro1">
          <table:table-cell office:value-type="float" office:value="4">
            <text:p>4</text:p>
          </table:table-cell>
          <table:table-cell table:formula="oooc:=[.A20]*12" office:value-type="float" office:value="48">
            <text:p>48</text:p>
          </table:table-cell>
          <table:table-cell table:formula="oooc:=[.$A$13]*POWER([.$E$13];[.B20])+[.$C$13]*((POWER([.$E$13];[.B20])-1)/[.$D$13])" office:value-type="float" office:value="10729.7609467969">
            <text:p>10,730</text:p>
          </table:table-cell>
          <table:table-cell table:style-name="ce11" table:formula="oooc:=[.C20]*EXP((-[.$F$13])*[.$A20])" office:value-type="float" office:value="8784.78526031774">
            <text:p>8,785</text:p>
          </table:table-cell>
          <table:table-cell table:style-name="ce11" table:formula="oooc:=[.$C20]*POWER(1/(1+[.$F$13]);[.$A20])" office:value-type="float" office:value="8827.40088485509">
            <text:p>8,827</text:p>
          </table:table-cell>
          <table:table-cell table:style-name="ce6" table:formula="oooc:=[.F19]*POWER([.$E$13];([.$B20]-[.$B19]))" office:value-type="float" office:value="5636.64010519966">
            <text:p>5,637</text:p>
          </table:table-cell>
          <table:table-cell table:style-name="ce11" table:formula="oooc:=[.F20]*POWER(1/(1+[.$F$13]);[.$A20])" office:value-type="float" office:value="4637.27776405893">
            <text:p>4,637</text:p>
          </table:table-cell>
          <table:table-cell table:formula="oooc:=[.$A20]" office:value-type="float" office:value="4">
            <text:p>4</text:p>
          </table:table-cell>
          <table:table-cell table:number-columns-repeated="248"/>
        </table:table-row>
        <table:table-row table:style-name="ro1">
          <table:table-cell office:value-type="float" office:value="5">
            <text:p>5</text:p>
          </table:table-cell>
          <table:table-cell table:formula="oooc:=[.A21]*12" office:value-type="float" office:value="60">
            <text:p>60</text:p>
          </table:table-cell>
          <table:table-cell table:formula="oooc:=[.$A$13]*POWER([.$E$13];[.B21])+[.$C$13]*((POWER([.$E$13];[.B21])-1)/[.$D$13])" office:value-type="float" office:value="12272.7551699872">
            <text:p>12,273</text:p>
          </table:table-cell>
          <table:table-cell table:style-name="ce11" table:formula="oooc:=[.C21]*EXP((-[.$F$13])*[.$A21])" office:value-type="float" office:value="9558.03133682964">
            <text:p>9,558</text:p>
          </table:table-cell>
          <table:table-cell table:style-name="ce11" table:formula="oooc:=[.$C21]*POWER(1/(1+[.$F$13]);[.$A21])" office:value-type="float" office:value="9616.02481034601">
            <text:p>9,616</text:p>
          </table:table-cell>
          <table:table-cell table:style-name="ce6" table:formula="oooc:=[.F20]*POWER([.$E$13];([.$B21]-[.$B20]))" office:value-type="float" office:value="5808.08390777635">
            <text:p>5,808</text:p>
          </table:table-cell>
          <table:table-cell table:style-name="ce11" table:formula="oooc:=[.F21]*POWER(1/(1+[.$F$13]);[.$A21])" office:value-type="float" office:value="4550.78571878715">
            <text:p>4,551</text:p>
          </table:table-cell>
          <table:table-cell table:formula="oooc:=[.$A21]" office:value-type="float" office:value="5">
            <text:p>5</text:p>
          </table:table-cell>
          <table:table-cell table:number-columns-repeated="248"/>
        </table:table-row>
        <table:table-row table:style-name="ro1">
          <table:table-cell office:value-type="float" office:value="6">
            <text:p>6</text:p>
          </table:table-cell>
          <table:table-cell table:formula="oooc:=[.A22]*12" office:value-type="float" office:value="72">
            <text:p>72</text:p>
          </table:table-cell>
          <table:table-cell table:formula="oooc:=[.$A$13]*POWER([.$E$13];[.B22])+[.$C$13]*((POWER([.$E$13];[.B22])-1)/[.$D$13])" office:value-type="float" office:value="13862.6810389878">
            <text:p>13,863</text:p>
          </table:table-cell>
          <table:table-cell table:style-name="ce11" table:formula="oooc:=[.C22]*EXP((-[.$F$13])*[.$A22])" office:value-type="float" office:value="10269.7267011811">
            <text:p>10,270</text:p>
          </table:table-cell>
          <table:table-cell table:style-name="ce11" table:formula="oooc:=[.$C22]*POWER(1/(1+[.$F$13]);[.$A22])" office:value-type="float" office:value="10344.5460299553">
            <text:p>10,345</text:p>
          </table:table-cell>
          <table:table-cell table:style-name="ce6" table:formula="oooc:=[.F21]*POWER([.$E$13];([.$B22]-[.$B21]))" office:value-type="float" office:value="5984.74233766531">
            <text:p>5,985</text:p>
          </table:table-cell>
          <table:table-cell table:style-name="ce11" table:formula="oooc:=[.F22]*POWER(1/(1+[.$F$13]);[.$A22])" office:value-type="float" office:value="4465.90687726894">
            <text:p>4,466</text:p>
          </table:table-cell>
          <table:table-cell table:formula="oooc:=[.$A22]" office:value-type="float" office:value="6">
            <text:p>6</text:p>
          </table:table-cell>
          <table:table-cell table:number-columns-repeated="248"/>
        </table:table-row>
        <table:table-row table:style-name="ro1">
          <table:table-cell office:value-type="float" office:value="7">
            <text:p>7</text:p>
          </table:table-cell>
          <table:table-cell table:formula="oooc:=[.A23]*12" office:value-type="float" office:value="84">
            <text:p>84</text:p>
          </table:table-cell>
          <table:table-cell table:formula="oooc:=[.$A$13]*POWER([.$E$13];[.B23])+[.$C$13]*((POWER([.$E$13];[.B23])-1)/[.$D$13])" office:value-type="float" office:value="15500.9660247156">
            <text:p>15,501</text:p>
          </table:table-cell>
          <table:table-cell table:style-name="ce11" table:formula="oooc:=[.C23]*EXP((-[.$F$13])*[.$A23])" office:value-type="float" office:value="10923.3461367515">
            <text:p>10,923</text:p>
          </table:table-cell>
          <table:table-cell table:style-name="ce11" table:formula="oooc:=[.$C23]*POWER(1/(1+[.$F$13]);[.$A23])" office:value-type="float" office:value="11016.2471527467">
            <text:p>11,016</text:p>
          </table:table-cell>
          <table:table-cell table:style-name="ce6" table:formula="oooc:=[.F22]*POWER([.$E$13];([.$B23]-[.$B22]))" office:value-type="float" office:value="6166.77400274618">
            <text:p>6,167</text:p>
          </table:table-cell>
          <table:table-cell table:style-name="ce11" table:formula="oooc:=[.F23]*POWER(1/(1+[.$F$13]);[.$A23])" office:value-type="float" office:value="4382.61115088351">
            <text:p>4,383</text:p>
          </table:table-cell>
          <table:table-cell table:formula="oooc:=[.$A23]" office:value-type="float" office:value="7">
            <text:p>7</text:p>
          </table:table-cell>
          <table:table-cell table:number-columns-repeated="248"/>
        </table:table-row>
        <table:table-row table:style-name="ro1">
          <table:table-cell office:value-type="float" office:value="8">
            <text:p>8</text:p>
          </table:table-cell>
          <table:table-cell table:formula="oooc:=[.A24]*12" office:value-type="float" office:value="96">
            <text:p>96</text:p>
          </table:table-cell>
          <table:table-cell table:formula="oooc:=[.$A$13]*POWER([.$E$13];[.B24])+[.$C$13]*((POWER([.$E$13];[.B24])-1)/[.$D$13])" office:value-type="float" office:value="17189.0810159813">
            <text:p>17,189</text:p>
          </table:table-cell>
          <table:table-cell table:style-name="ce11" table:formula="oooc:=[.C24]*EXP((-[.$F$13])*[.$A24])" office:value-type="float" office:value="11522.1855779429">
            <text:p>11,522</text:p>
          </table:table-cell>
          <table:table-cell table:style-name="ce11" table:formula="oooc:=[.$C24]*POWER(1/(1+[.$F$13]);[.$A24])" office:value-type="float" office:value="11634.2466287162">
            <text:p>11,634</text:p>
          </table:table-cell>
          <table:table-cell table:style-name="ce6" table:formula="oooc:=[.F23]*POWER([.$E$13];([.$B24]-[.$B23]))" office:value-type="float" office:value="6354.34233510904">
            <text:p>6,354</text:p>
          </table:table-cell>
          <table:table-cell table:style-name="ce11" table:formula="oooc:=[.F24]*POWER(1/(1+[.$F$13]);[.$A24])" office:value-type="float" office:value="4300.86901220708">
            <text:p>4,301</text:p>
          </table:table-cell>
          <table:table-cell table:formula="oooc:=[.$A24]" office:value-type="float" office:value="8">
            <text:p>8</text:p>
          </table:table-cell>
          <table:table-cell table:number-columns-repeated="248"/>
        </table:table-row>
        <table:table-row table:style-name="ro1">
          <table:table-cell office:value-type="float" office:value="9">
            <text:p>9</text:p>
          </table:table-cell>
          <table:table-cell table:formula="oooc:=[.A25]*12" office:value-type="float" office:value="108">
            <text:p>108</text:p>
          </table:table-cell>
          <table:table-cell table:formula="oooc:=[.$A$13]*POWER([.$E$13];[.B25])+[.$C$13]*((POWER([.$E$13];[.B25])-1)/[.$D$13])" office:value-type="float" office:value="18928.5416400865">
            <text:p>18,929</text:p>
          </table:table-cell>
          <table:table-cell table:style-name="ce11" table:formula="oooc:=[.C25]*EXP((-[.$F$13])*[.$A25])" office:value-type="float" office:value="12069.3710188641">
            <text:p>12,069</text:p>
          </table:table-cell>
          <table:table-cell table:style-name="ce11" table:formula="oooc:=[.$C25]*POWER(1/(1+[.$F$13]);[.$A25])" office:value-type="float" office:value="12201.5067121996">
            <text:p>12,202</text:p>
          </table:table-cell>
          <table:table-cell table:style-name="ce6" table:formula="oooc:=[.F24]*POWER([.$E$13];([.$B25]-[.$B24]))" office:value-type="float" office:value="6547.61573778739">
            <text:p>6,548</text:p>
          </table:table-cell>
          <table:table-cell table:style-name="ce11" table:formula="oooc:=[.F25]*POWER(1/(1+[.$F$13]);[.$A25])" office:value-type="float" office:value="4220.65148454572">
            <text:p>4,221</text:p>
          </table:table-cell>
          <table:table-cell table:formula="oooc:=[.$A25]" office:value-type="float" office:value="9">
            <text:p>9</text:p>
          </table:table-cell>
          <table:table-cell table:number-columns-repeated="24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5" table:formula="oooc:=[.A26]*12" office:value-type="float" office:value="120">
            <text:p>120</text:p>
          </table:table-cell>
          <table:table-cell table:style-name="ce5" table:formula="oooc:=[.$A$13]*POWER([.$E$13];[.B26])+[.$C$13]*((POWER([.$E$13];[.B26])-1)/[.$D$13])" office:value-type="float" office:value="20720.9096235871">
            <text:p>20,721</text:p>
          </table:table-cell>
          <table:table-cell table:style-name="ce5" table:formula="oooc:=[.C26]*EXP((-[.$F$13])*[.$A26])" office:value-type="float" office:value="12567.8669838401">
            <text:p>12,568</text:p>
          </table:table-cell>
          <table:table-cell table:style-name="ce5" table:formula="oooc:=[.$C26]*POWER(1/(1+[.$F$13]);[.$A26])" office:value-type="float" office:value="12720.8410433404">
            <text:p>12,721</text:p>
          </table:table-cell>
          <table:table-cell table:style-name="ce5" table:formula="oooc:=[.F25]*POWER([.$E$13];([.$B26]-[.$B25]))" office:value-type="float" office:value="6746.76773595413">
            <text:p>6,747</text:p>
          </table:table-cell>
          <table:table-cell table:style-name="ce5" table:formula="oooc:=[.F26]*POWER(1/(1+[.$F$13]);[.$A26])" office:value-type="float" office:value="4141.93013166342">
            <text:p>4,142</text:p>
          </table:table-cell>
          <table:table-cell table:style-name="ce1" table:formula="oooc:=[.$A26]" office:value-type="float" office:value="10">
            <text:p>10</text:p>
          </table:table-cell>
          <table:table-cell table:style-name="ce1" table:number-columns-repeated="248"/>
        </table:table-row>
        <table:table-row table:style-name="ro1">
          <table:table-cell office:value-type="float" office:value="15">
            <text:p>15</text:p>
          </table:table-cell>
          <table:table-cell table:formula="oooc:=[.A27]*12" office:value-type="float" office:value="180">
            <text:p>180</text:p>
          </table:table-cell>
          <table:table-cell table:formula="oooc:=[.$A$13]*POWER([.$E$13];[.B27])+[.$C$13]*((POWER([.$E$13];[.B27])-1)/[.$D$13])" office:value-type="float" office:value="30534.4276100597">
            <text:p>30,534</text:p>
          </table:table-cell>
          <table:table-cell table:style-name="ce11" table:formula="oooc:=[.C27]*EXP((-[.$F$13])*[.$A27])" office:value-type="float" office:value="14423.442310084">
            <text:p>14,423</text:p>
          </table:table-cell>
          <table:table-cell table:style-name="ce11" table:formula="oooc:=[.$C27]*POWER(1/(1+[.$F$13]);[.$A27])" office:value-type="float" office:value="14687.5817608597">
            <text:p>14,688</text:p>
          </table:table-cell>
          <table:table-cell table:style-name="ce6" table:formula="oooc:=[.F26]*POWER([.$E$13];([.$B27]-[.$B26]))" office:value-type="float" office:value="7837.15862333997">
            <text:p>7,837</text:p>
          </table:table-cell>
          <table:table-cell table:style-name="ce11" table:formula="oooc:=[.F27]*POWER(1/(1+[.$F$13]);[.$A27])" office:value-type="float" office:value="3769.80729827761">
            <text:p>3,770</text:p>
          </table:table-cell>
          <table:table-cell table:formula="oooc:=[.$A27]" office:value-type="float" office:value="15">
            <text:p>15</text:p>
          </table:table-cell>
          <table:table-cell table:number-columns-repeated="24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5" table:formula="oooc:=[.A28]*12" office:value-type="float" office:value="240">
            <text:p>240</text:p>
          </table:table-cell>
          <table:table-cell table:style-name="ce5" table:formula="oooc:=[.$A$13]*POWER([.$E$13];[.B28])+[.$C$13]*((POWER([.$E$13];[.B28])-1)/[.$D$13])" office:value-type="float" office:value="41933.9747892407">
            <text:p>41,934</text:p>
          </table:table-cell>
          <table:table-cell table:style-name="ce5" table:formula="oooc:=[.C28]*EXP((-[.$F$13])*[.$A28])" office:value-type="float" office:value="15426.6472115632">
            <text:p>15,427</text:p>
          </table:table-cell>
          <table:table-cell table:style-name="ce5" table:formula="oooc:=[.$C28]*POWER(1/(1+[.$F$13]);[.$A28])" office:value-type="float" office:value="15804.4740731264">
            <text:p>15,804</text:p>
          </table:table-cell>
          <table:table-cell table:style-name="ce5" table:formula="oooc:=[.F27]*POWER([.$E$13];([.$B28]-[.$B27]))" office:value-type="float" office:value="9103.77497658231">
            <text:p>9,104</text:p>
          </table:table-cell>
          <table:table-cell table:style-name="ce5" table:formula="oooc:=[.F28]*POWER(1/(1+[.$F$13]);[.$A28])" office:value-type="float" office:value="3431.11704311627">
            <text:p>3,431</text:p>
          </table:table-cell>
          <table:table-cell table:style-name="ce1" table:formula="oooc:=[.$A28]" office:value-type="float" office:value="20">
            <text:p>20</text:p>
          </table:table-cell>
          <table:table-cell table:style-name="ce1" table:number-columns-repeated="24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5" table:formula="oooc:=[.A29]*12" office:value-type="float" office:value="300">
            <text:p>300</text:p>
          </table:table-cell>
          <table:table-cell table:style-name="ce5" table:formula="oooc:=[.$A$13]*POWER([.$E$13];[.B29])+[.$C$13]*((POWER([.$E$13];[.B29])-1)/[.$D$13])" office:value-type="float" office:value="55175.8800947085">
            <text:p>55,176</text:p>
          </table:table-cell>
          <table:table-cell table:style-name="ce5" table:formula="oooc:=[.C29]*EXP((-[.$F$13])*[.$A29])" office:value-type="float" office:value="15808.1543181167">
            <text:p>15,808</text:p>
          </table:table-cell>
          <table:table-cell table:style-name="ce5" table:formula="oooc:=[.$C29]*POWER(1/(1+[.$F$13]);[.$A29])" office:value-type="float" office:value="16293.5903228308">
            <text:p>16,294</text:p>
          </table:table-cell>
          <table:table-cell table:style-name="ce5" table:formula="oooc:=[.F28]*POWER([.$E$13];([.$B29]-[.$B28]))" office:value-type="float" office:value="10575.097788301">
            <text:p>10,575</text:p>
          </table:table-cell>
          <table:table-cell table:style-name="ce5" table:formula="oooc:=[.F29]*POWER(1/(1+[.$F$13]);[.$A29])" office:value-type="float" office:value="3122.85568786014">
            <text:p>3,123</text:p>
          </table:table-cell>
          <table:table-cell table:style-name="ce1" table:formula="oooc:=[.$A29]" office:value-type="float" office:value="25">
            <text:p>25</text:p>
          </table:table-cell>
          <table:table-cell table:style-name="ce1" table:number-columns-repeated="248"/>
        </table:table-row>
        <table:table-row table:style-name="ro1">
          <table:table-cell office:value-type="float" office:value="30">
            <text:p>30</text:p>
          </table:table-cell>
          <table:table-cell table:formula="oooc:=[.A30]*12" office:value-type="float" office:value="360">
            <text:p>360</text:p>
          </table:table-cell>
          <table:table-cell table:formula="oooc:=[.$A$13]*POWER([.$E$13];[.B30])+[.$C$13]*((POWER([.$E$13];[.B30])-1)/[.$D$13])" office:value-type="float" office:value="70557.8995173056">
            <text:p>70,558</text:p>
          </table:table-cell>
          <table:table-cell table:style-name="ce11" table:formula="oooc:=[.C30]*EXP((-[.$F$13])*[.$A30])" office:value-type="float" office:value="15743.5954190332">
            <text:p>15,744</text:p>
          </table:table-cell>
          <table:table-cell table:style-name="ce11" table:formula="oooc:=[.$C30]*POWER(1/(1+[.$F$13]);[.$A30])" office:value-type="float" office:value="16325.5067728306">
            <text:p>16,326</text:p>
          </table:table-cell>
          <table:table-cell table:style-name="ce6" table:formula="oooc:=[.F29]*POWER([.$E$13];([.$B30]-[.$B29]))" office:value-type="float" office:value="12284.2110574784">
            <text:p>12,284</text:p>
          </table:table-cell>
          <table:table-cell table:style-name="ce11" table:formula="oooc:=[.F30]*POWER(1/(1+[.$F$13]);[.$A30])" office:value-type="float" office:value="2842.28941322943">
            <text:p>2,842</text:p>
          </table:table-cell>
          <table:table-cell table:formula="oooc:=[.$A30]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float" office:value="35">
            <text:p>35</text:p>
          </table:table-cell>
          <table:table-cell table:formula="oooc:=[.A31]*12" office:value-type="float" office:value="420">
            <text:p>420</text:p>
          </table:table-cell>
          <table:table-cell table:formula="oooc:=[.$A$13]*POWER([.$E$13];[.B31])+[.$C$13]*((POWER([.$E$13];[.B31])-1)/[.$D$13])" office:value-type="float" office:value="88425.9114128035">
            <text:p>88,426</text:p>
          </table:table-cell>
          <table:table-cell table:style-name="ce11" table:formula="oooc:=[.C31]*EXP((-[.$F$13])*[.$A31])" office:value-type="float" office:value="15366.1193294026">
            <text:p>15,366</text:p>
          </table:table-cell>
          <table:table-cell table:style-name="ce11" table:formula="oooc:=[.$C31]*POWER(1/(1+[.$F$13]);[.$A31])" office:value-type="float" office:value="16030.7587125888">
            <text:p>16,031</text:p>
          </table:table-cell>
          <table:table-cell table:style-name="ce6" table:formula="oooc:=[.F30]*POWER([.$E$13];([.$B31]-[.$B30]))" office:value-type="float" office:value="14269.5457125337">
            <text:p>14,270</text:p>
          </table:table-cell>
          <table:table-cell table:style-name="ce11" table:formula="oooc:=[.F31]*POWER(1/(1+[.$F$13]);[.$A31])" office:value-type="float" office:value="2586.93001407688">
            <text:p>2,587</text:p>
          </table:table-cell>
          <table:table-cell table:formula="oooc:=[.$A31]" office:value-type="float" office:value="35">
            <text:p>35</text:p>
          </table:table-cell>
          <table:table-cell table:number-columns-repeated="248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5" table:formula="oooc:=[.A32]*12" office:value-type="float" office:value="480">
            <text:p>480</text:p>
          </table:table-cell>
          <table:table-cell table:style-name="ce5" table:formula="oooc:=[.$A$13]*POWER([.$E$13];[.B32])+[.$C$13]*((POWER([.$E$13];[.B32])-1)/[.$D$13])" office:value-type="float" office:value="109181.693883643">
            <text:p>109,182</text:p>
          </table:table-cell>
          <table:table-cell table:style-name="ce5" table:formula="oooc:=[.C32]*EXP((-[.$F$13])*[.$A32])" office:value-type="float" office:value="14776.135465996">
            <text:p>14,776</text:p>
          </table:table-cell>
          <table:table-cell table:style-name="ce5" table:formula="oooc:=[.$C32]*POWER(1/(1+[.$F$13]);[.$A32])" office:value-type="float" office:value="15508.7882024021">
            <text:p>15,509</text:p>
          </table:table-cell>
          <table:table-cell table:style-name="ce5" table:formula="oooc:=[.F31]*POWER([.$E$13];([.$B32]-[.$B31]))" office:value-type="float" office:value="16575.7437648493">
            <text:p>16,576</text:p>
          </table:table-cell>
          <table:table-cell table:style-name="ce5" table:formula="oooc:=[.F32]*POWER(1/(1+[.$F$13]);[.$A32])" office:value-type="float" office:value="2354.51283271258">
            <text:p>2,355</text:p>
          </table:table-cell>
          <table:table-cell table:style-name="ce1" table:formula="oooc:=[.$A32]" office:value-type="float" office:value="40">
            <text:p>40</text:p>
          </table:table-cell>
          <table:table-cell table:style-name="ce1" table:number-columns-repeated="248"/>
        </table:table-row>
        <table:table-row table:style-name="ro1">
          <table:table-cell office:value-type="float" office:value="45">
            <text:p>45</text:p>
          </table:table-cell>
          <table:table-cell table:formula="oooc:=[.A33]*12" office:value-type="float" office:value="540">
            <text:p>540</text:p>
          </table:table-cell>
          <table:table-cell table:formula="oooc:=[.$A$13]*POWER([.$E$13];[.B33])+[.$C$13]*((POWER([.$E$13];[.B33])-1)/[.$D$13])" office:value-type="float" office:value="133291.959116081">
            <text:p>133,292</text:p>
          </table:table-cell>
          <table:table-cell table:style-name="ce11" table:formula="oooc:=[.C33]*EXP((-[.$F$13])*[.$A33])" office:value-type="float" office:value="14048.8691311667">
            <text:p>14,049</text:p>
          </table:table-cell>
          <table:table-cell table:style-name="ce11" table:formula="oooc:=[.$C33]*POWER(1/(1+[.$F$13]);[.$A33])" office:value-type="float" office:value="14834.9297162118">
            <text:p>14,835</text:p>
          </table:table-cell>
          <table:table-cell table:style-name="ce6" table:formula="oooc:=[.F32]*POWER([.$E$13];([.$B33]-[.$B32]))" office:value-type="float" office:value="19254.662124009">
            <text:p>19,255</text:p>
          </table:table-cell>
          <table:table-cell table:style-name="ce11" table:formula="oooc:=[.F33]*POWER(1/(1+[.$F$13]);[.$A33])" office:value-type="float" office:value="2142.9766747619">
            <text:p>2,143</text:p>
          </table:table-cell>
          <table:table-cell table:formula="oooc:=[.$A33]" office:value-type="float" office:value="45">
            <text:p>45</text:p>
          </table:table-cell>
          <table:table-cell table:number-columns-repeated="248"/>
        </table:table-row>
        <table:table-row table:style-name="ro1">
          <table:table-cell office:value-type="float" office:value="50">
            <text:p>50</text:p>
          </table:table-cell>
          <table:table-cell table:formula="oooc:=[.A34]*12" office:value-type="float" office:value="600">
            <text:p>600</text:p>
          </table:table-cell>
          <table:table-cell table:formula="oooc:=[.$A$13]*POWER([.$E$13];[.B34])+[.$C$13]*((POWER([.$E$13];[.B34])-1)/[.$D$13])" office:value-type="float" office:value="161298.84781783">
            <text:p>161,299</text:p>
          </table:table-cell>
          <table:table-cell table:style-name="ce11" table:formula="oooc:=[.C34]*EXP((-[.$F$13])*[.$A34])" office:value-type="float" office:value="13240.215701163">
            <text:p>13,240</text:p>
          </table:table-cell>
          <table:table-cell table:style-name="ce11" table:formula="oooc:=[.$C34]*POWER(1/(1+[.$F$13]);[.$A34])" office:value-type="float" office:value="14065.8606860655">
            <text:p>14,066</text:p>
          </table:table-cell>
          <table:table-cell table:style-name="ce6" table:formula="oooc:=[.F33]*POWER([.$E$13];([.$B34]-[.$B33]))" office:value-type="float" office:value="22366.5386464255">
            <text:p>22,367</text:p>
          </table:table-cell>
          <table:table-cell table:style-name="ce11" table:formula="oooc:=[.F34]*POWER(1/(1+[.$F$13]);[.$A34])" office:value-type="float" office:value="1950.44552944009">
            <text:p>1,950</text:p>
          </table:table-cell>
          <table:table-cell table:formula="oooc:=[.$A34]" office:value-type="float" office:value="50">
            <text:p>50</text:p>
          </table:table-cell>
          <table:table-cell table:number-columns-repeated="248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5" table:formula="oooc:=[.A35]*12" office:value-type="float" office:value="660">
            <text:p>660</text:p>
          </table:table-cell>
          <table:table-cell table:style-name="ce5" table:formula="oooc:=[.$A$13]*POWER([.$E$13];[.B35])+[.$C$13]*((POWER([.$E$13];[.B35])-1)/[.$D$13])" office:value-type="float" office:value="193832.119732931">
            <text:p>193,832</text:p>
          </table:table-cell>
          <table:table-cell table:style-name="ce5" table:formula="oooc:=[.C35]*EXP((-[.$F$13])*[.$A35])" office:value-type="float" office:value="12391.2728476888">
            <text:p>12,391</text:p>
          </table:table-cell>
          <table:table-cell table:style-name="ce5" table:formula="oooc:=[.$C35]*POWER(1/(1+[.$F$13]);[.$A35])" office:value-type="float" office:value="13243.8513133095">
            <text:p>13,244</text:p>
          </table:table-cell>
          <table:table-cell table:style-name="ce5" table:formula="oooc:=[.F34]*POWER([.$E$13];([.$B35]-[.$B34]))" office:value-type="float" office:value="25981.3466369924">
            <text:p>25,981</text:p>
          </table:table-cell>
          <table:table-cell table:style-name="ce5" table:formula="oooc:=[.F35]*POWER(1/(1+[.$F$13]);[.$A35])" office:value-type="float" office:value="1775.21193212964">
            <text:p>1,775</text:p>
          </table:table-cell>
          <table:table-cell table:style-name="ce1" table:formula="oooc:=[.$A35]" office:value-type="float" office:value="55">
            <text:p>55</text:p>
          </table:table-cell>
          <table:table-cell table:style-name="ce1" table:number-columns-repeated="248"/>
        </table:table-row>
        <table:table-row table:style-name="ro1">
          <table:table-cell office:value-type="float" office:value="60">
            <text:p>60</text:p>
          </table:table-cell>
          <table:table-cell table:formula="oooc:=[.A36]*12" office:value-type="float" office:value="720">
            <text:p>720</text:p>
          </table:table-cell>
          <table:table-cell table:formula="oooc:=[.$A$13]*POWER([.$E$13];[.B36])+[.$C$13]*((POWER([.$E$13];[.B36])-1)/[.$D$13])" office:value-type="float" office:value="231623.314348414">
            <text:p>231,623</text:p>
          </table:table-cell>
          <table:table-cell table:style-name="ce11" table:formula="oooc:=[.C36]*EXP((-[.$F$13])*[.$A36])" office:value-type="float" office:value="11531.8457870557">
            <text:p>11,532</text:p>
          </table:table-cell>
          <table:table-cell table:style-name="ce11" table:formula="oooc:=[.$C36]*POWER(1/(1+[.$F$13]);[.$A36])" office:value-type="float" office:value="12400.0754455412">
            <text:p>12,400</text:p>
          </table:table-cell>
          <table:table-cell table:style-name="ce6" table:formula="oooc:=[.F35]*POWER([.$E$13];([.$B36]-[.$B35]))" office:value-type="float" office:value="30180.368260935">
            <text:p>30,180</text:p>
          </table:table-cell>
          <table:table-cell table:style-name="ce11" table:formula="oooc:=[.F36]*POWER(1/(1+[.$F$13]);[.$A36])" office:value-type="float" office:value="1615.72182171122">
            <text:p>1,616</text:p>
          </table:table-cell>
          <table:table-cell table:formula="oooc:=[.$A36]" office:value-type="float" office:value="60">
            <text:p>60</text:p>
          </table:table-cell>
          <table:table-cell table:number-columns-repeated="248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5" table:formula="oooc:=[.A37]*12" office:value-type="float" office:value="780">
            <text:p>780</text:p>
          </table:table-cell>
          <table:table-cell table:style-name="ce5" table:formula="oooc:=[.$A$13]*POWER([.$E$13];[.B37])+[.$C$13]*((POWER([.$E$13];[.B37])-1)/[.$D$13])" office:value-type="float" office:value="275522.200208781">
            <text:p>275,522</text:p>
          </table:table-cell>
          <table:table-cell table:style-name="ce5" table:formula="oooc:=[.C37]*EXP((-[.$F$13])*[.$A37])" office:value-type="float" office:value="10683.1550531486">
            <text:p>10,683</text:p>
          </table:table-cell>
          <table:table-cell table:style-name="ce5" table:formula="oooc:=[.$C37]*POWER(1/(1+[.$F$13]);[.$A37])" office:value-type="float" office:value="11557.1874775582">
            <text:p>11,557</text:p>
          </table:table-cell>
          <table:table-cell table:style-name="ce5" table:formula="oooc:=[.F36]*POWER([.$E$13];([.$B37]-[.$B36]))" office:value-type="float" office:value="35058.0222454201">
            <text:p>35,058</text:p>
          </table:table-cell>
          <table:table-cell table:style-name="ce5" table:formula="oooc:=[.F37]*POWER(1/(1+[.$F$13]);[.$A37])" office:value-type="float" office:value="1470.56075835524">
            <text:p>1,471</text:p>
          </table:table-cell>
          <table:table-cell table:style-name="ce1" table:formula="oooc:=[.$A37]" office:value-type="float" office:value="65">
            <text:p>65</text:p>
          </table:table-cell>
          <table:table-cell table:style-name="ce1" table:number-columns-repeated="248"/>
        </table:table-row>
        <table:table-row table:style-name="ro1">
          <table:table-cell office:value-type="float" office:value="70">
            <text:p>70</text:p>
          </table:table-cell>
          <table:table-cell table:formula="oooc:=[.A38]*12" office:value-type="float" office:value="840">
            <text:p>840</text:p>
          </table:table-cell>
          <table:table-cell table:formula="oooc:=[.$A$13]*POWER([.$E$13];[.B38])+[.$C$13]*((POWER([.$E$13];[.B38])-1)/[.$D$13])" office:value-type="float" office:value="326515.882715761">
            <text:p>326,516</text:p>
          </table:table-cell>
          <table:table-cell table:style-name="ce11" table:formula="oooc:=[.C38]*EXP((-[.$F$13])*[.$A38])" office:value-type="float" office:value="9859.92530384462">
            <text:p>9,860</text:p>
          </table:table-cell>
          <table:table-cell table:style-name="ce11" table:formula="oooc:=[.$C38]*POWER(1/(1+[.$F$13]);[.$A38])" office:value-type="float" office:value="10731.3257133885">
            <text:p>10,731</text:p>
          </table:table-cell>
          <table:table-cell table:style-name="ce6" table:formula="oooc:=[.F37]*POWER([.$E$13];([.$B38]-[.$B37]))" office:value-type="float" office:value="40723.986968418">
            <text:p>40,724</text:p>
          </table:table-cell>
          <table:table-cell table:style-name="ce11" table:formula="oooc:=[.F38]*POWER(1/(1+[.$F$13]);[.$A38])" office:value-type="float" office:value="1338.44137954636">
            <text:p>1,338</text:p>
          </table:table-cell>
          <table:table-cell table:formula="oooc:=[.$A38]" office:value-type="float" office:value="70">
            <text:p>70</text:p>
          </table:table-cell>
          <table:table-cell table:number-columns-repeated="248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5" table:formula="oooc:=[.A39]*12" office:value-type="float" office:value="900">
            <text:p>900</text:p>
          </table:table-cell>
          <table:table-cell table:style-name="ce5" table:formula="oooc:=[.$A$13]*POWER([.$E$13];[.B39])+[.$C$13]*((POWER([.$E$13];[.B39])-1)/[.$D$13])" office:value-type="float" office:value="385751.000069172">
            <text:p>385,751</text:p>
          </table:table-cell>
          <table:table-cell table:style-name="ce5" table:formula="oooc:=[.C39]*EXP((-[.$F$13])*[.$A39])" office:value-type="float" office:value="9071.99398332813">
            <text:p>9,072</text:p>
          </table:table-cell>
          <table:table-cell table:style-name="ce5" table:formula="oooc:=[.$C39]*POWER(1/(1+[.$F$13]);[.$A39])" office:value-type="float" office:value="9933.66775675928">
            <text:p>9,934</text:p>
          </table:table-cell>
          <table:table-cell table:style-name="ce5" table:formula="oooc:=[.F38]*POWER([.$E$13];([.$B39]-[.$B38]))" office:value-type="float" office:value="47305.6666743525">
            <text:p>47,306</text:p>
          </table:table-cell>
          <table:table-cell table:style-name="ce5" table:formula="oooc:=[.F39]*POWER(1/(1+[.$F$13]);[.$A39])" office:value-type="float" office:value="1218.19198309467">
            <text:p>1,218</text:p>
          </table:table-cell>
          <table:table-cell table:style-name="ce1" table:formula="oooc:=[.$A39]" office:value-type="float" office:value="75">
            <text:p>75</text:p>
          </table:table-cell>
          <table:table-cell table:style-name="ce1" table:number-columns-repeated="248"/>
        </table:table-row>
        <table:table-row table:style-name="ro1">
          <table:table-cell office:value-type="float" office:value="80">
            <text:p>80</text:p>
          </table:table-cell>
          <table:table-cell table:formula="oooc:=[.A40]*12" office:value-type="float" office:value="960">
            <text:p>960</text:p>
          </table:table-cell>
          <table:table-cell table:formula="oooc:=[.$A$13]*POWER([.$E$13];[.B40])+[.$C$13]*((POWER([.$E$13];[.B40])-1)/[.$D$13])" office:value-type="float" office:value="454559.506444289">
            <text:p>454,560</text:p>
          </table:table-cell>
          <table:table-cell table:style-name="ce11" table:formula="oooc:=[.C40]*EXP((-[.$F$13])*[.$A40])" office:value-type="float" office:value="8325.54777347483">
            <text:p>8,326</text:p>
          </table:table-cell>
          <table:table-cell table:style-name="ce11" table:formula="oooc:=[.$C40]*POWER(1/(1+[.$F$13]);[.$A40])" office:value-type="float" office:value="9171.63618852875">
            <text:p>9,172</text:p>
          </table:table-cell>
          <table:table-cell table:style-name="ce6" table:formula="oooc:=[.F39]*POWER([.$E$13];([.$B40]-[.$B39]))" office:value-type="float" office:value="54951.0562715878">
            <text:p>54,951</text:p>
          </table:table-cell>
          <table:table-cell table:style-name="ce11" table:formula="oooc:=[.F40]*POWER(1/(1+[.$F$13]);[.$A40])" office:value-type="float" office:value="1108.74613588165">
            <text:p>1,109</text:p>
          </table:table-cell>
          <table:table-cell table:formula="oooc:=[.$A40]" office:value-type="float" office:value="80">
            <text:p>80</text:p>
          </table:table-cell>
          <table:table-cell table:number-columns-repeated="248"/>
        </table:table-row>
        <table:table-row table:style-name="ro1">
          <table:table-cell office:value-type="float" office:value="90">
            <text:p>90</text:p>
          </table:table-cell>
          <table:table-cell table:formula="oooc:=[.A41]*12" office:value-type="float" office:value="1080">
            <text:p>1,080</text:p>
          </table:table-cell>
          <table:table-cell table:formula="oooc:=[.$A$13]*POWER([.$E$13];[.B41])+[.$C$13]*((POWER([.$E$13];[.B41])-1)/[.$D$13])" office:value-type="float" office:value="627335.624317545">
            <text:p>627,336</text:p>
          </table:table-cell>
          <table:table-cell table:style-name="ce11" table:formula="oooc:=[.C41]*EXP((-[.$F$13])*[.$A41])" office:value-type="float" office:value="6969.06927885968">
            <text:p>6,969</text:p>
          </table:table-cell>
          <table:table-cell table:style-name="ce11" table:formula="oooc:=[.$C41]*POWER(1/(1+[.$F$13]);[.$A41])" office:value-type="float" office:value="7770.75173555566">
            <text:p>7,771</text:p>
          </table:table-cell>
          <table:table-cell table:style-name="ce6" table:formula="oooc:=[.F40]*POWER([.$E$13];([.$B41]-[.$B40]))" office:value-type="float" office:value="74148.4027019496">
            <text:p>74,148</text:p>
          </table:table-cell>
          <table:table-cell table:style-name="ce11" table:formula="oooc:=[.F41]*POWER(1/(1+[.$F$13]);[.$A41])" office:value-type="float" office:value="918.469805714715">
            <text:p>918</text:p>
          </table:table-cell>
          <table:table-cell table:formula="oooc:=[.$A41]" office:value-type="float" office:value="90">
            <text:p>90</text:p>
          </table:table-cell>
          <table:table-cell table:number-columns-repeated="248"/>
        </table:table-row>
        <table:table-row table:style-name="ro1">
          <table:table-cell office:value-type="float" office:value="100">
            <text:p>100</text:p>
          </table:table-cell>
          <table:table-cell table:formula="oooc:=[.A42]*12" office:value-type="float" office:value="1200">
            <text:p>1,200</text:p>
          </table:table-cell>
          <table:table-cell table:formula="oooc:=[.$A$13]*POWER([.$E$13];[.B42])+[.$C$13]*((POWER([.$E$13];[.B42])-1)/[.$D$13])" office:value-type="float" office:value="860471.691839683">
            <text:p>860,472</text:p>
          </table:table-cell>
          <table:table-cell table:style-name="ce11" table:formula="oooc:=[.C42]*EXP((-[.$F$13])*[.$A42])" office:value-type="float" office:value="5797.81265382918">
            <text:p>5,798</text:p>
          </table:table-cell>
          <table:table-cell table:style-name="ce11" table:formula="oooc:=[.$C42]*POWER(1/(1+[.$F$13]);[.$A42])" office:value-type="float" office:value="6543.44837404813">
            <text:p>6,543</text:p>
          </table:table-cell>
          <table:table-cell table:style-name="ce6" table:formula="oooc:=[.F41]*POWER([.$E$13];([.$B42]-[.$B41]))" office:value-type="float" office:value="100052.410204409">
            <text:p>100,052</text:p>
          </table:table-cell>
          <table:table-cell table:style-name="ce11" table:formula="oooc:=[.F42]*POWER(1/(1+[.$F$13]);[.$A42])" office:value-type="float" office:value="760.847552662564">
            <text:p>761</text:p>
          </table:table-cell>
          <table:table-cell table:formula="oooc:=[.$A42]" office:value-type="float" office:value="100">
            <text:p>100</text:p>
          </table:table-cell>
          <table:table-cell table:number-columns-repeated="248"/>
        </table:table-row>
        <table:table-row table:style-name="ro1">
          <table:table-cell office:value-type="float" office:value="120">
            <text:p>120</text:p>
          </table:table-cell>
          <table:table-cell table:formula="oooc:=[.A43]*12" office:value-type="float" office:value="1440">
            <text:p>1,440</text:p>
          </table:table-cell>
          <table:table-cell table:formula="oooc:=[.$A$13]*POWER([.$E$13];[.B43])+[.$C$13]*((POWER([.$E$13];[.B43])-1)/[.$D$13])" office:value-type="float" office:value="1599538.33105817">
            <text:p>1,599,538</text:p>
          </table:table-cell>
          <table:table-cell table:style-name="ce11" table:formula="oooc:=[.C43]*EXP((-[.$F$13])*[.$A43])" office:value-type="float" office:value="3964.85911977171">
            <text:p>3,965</text:p>
          </table:table-cell>
          <table:table-cell table:style-name="ce11" table:formula="oooc:=[.$C43]*POWER(1/(1+[.$F$13]);[.$A43])" office:value-type="float" office:value="4584.36051716442">
            <text:p>4,584</text:p>
          </table:table-cell>
          <table:table-cell table:style-name="ce6" table:formula="oooc:=[.F42]*POWER([.$E$13];([.$B43]-[.$B42]))" office:value-type="float" office:value="182170.92567313">
            <text:p>182,171</text:p>
          </table:table-cell>
          <table:table-cell table:style-name="ce11" table:formula="oooc:=[.F43]*POWER(1/(1+[.$F$13]);[.$A43])" office:value-type="float" office:value="522.111401030765">
            <text:p>522</text:p>
          </table:table-cell>
          <table:table-cell table:formula="oooc:=[.$A43]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office:value-type="float" office:value="150">
            <text:p>150</text:p>
          </table:table-cell>
          <table:table-cell table:formula="oooc:=[.A44]*12" office:value-type="float" office:value="1800">
            <text:p>1,800</text:p>
          </table:table-cell>
          <table:table-cell table:formula="oooc:=[.$A$13]*POWER([.$E$13];[.B44])+[.$C$13]*((POWER([.$E$13];[.B44])-1)/[.$D$13])" office:value-type="float" office:value="3988086.97910889">
            <text:p>3,988,087</text:p>
          </table:table-cell>
          <table:table-cell table:style-name="ce11" table:formula="oooc:=[.C44]*EXP((-[.$F$13])*[.$A44])" office:value-type="float" office:value="2205.74857493521">
            <text:p>2,206</text:p>
          </table:table-cell>
          <table:table-cell table:style-name="ce11" table:formula="oooc:=[.$C44]*POWER(1/(1+[.$F$13]);[.$A44])" office:value-type="float" office:value="2644.65947903548">
            <text:p>2,645</text:p>
          </table:table-cell>
          <table:table-cell table:style-name="ce6" table:formula="oooc:=[.F43]*POWER([.$E$13];([.$B44]-[.$B43]))" office:value-type="float" office:value="447565.219900988">
            <text:p>447,565</text:p>
          </table:table-cell>
          <table:table-cell table:style-name="ce11" table:formula="oooc:=[.F44]*POWER(1/(1+[.$F$13]);[.$A44])" office:value-type="float" office:value="296.798341535226">
            <text:p>297</text:p>
          </table:table-cell>
          <table:table-cell table:formula="oooc:=[.$A44]" office:value-type="float" office:value="150">
            <text:p>150</text:p>
          </table:table-cell>
          <table:table-cell table:number-columns-repeated="248"/>
        </table:table-row>
        <table:table-row table:style-name="ro1">
          <table:table-cell office:value-type="float" office:value="200">
            <text:p>200</text:p>
          </table:table-cell>
          <table:table-cell table:formula="oooc:=[.A45]*12" office:value-type="float" office:value="2400">
            <text:p>2,400</text:p>
          </table:table-cell>
          <table:table-cell table:formula="oooc:=[.$A$13]*POWER([.$E$13];[.B45])+[.$C$13]*((POWER([.$E$13];[.B45])-1)/[.$D$13])" office:value-type="float" office:value="17978872.6178805">
            <text:p>17,978,873</text:p>
          </table:table-cell>
          <table:table-cell table:style-name="ce11" table:formula="oooc:=[.C45]*EXP((-[.$F$13])*[.$A45])" office:value-type="float" office:value="816.239554060435">
            <text:p>816</text:p>
          </table:table-cell>
          <table:table-cell table:style-name="ce11" table:formula="oooc:=[.$C45]*POWER(1/(1+[.$F$13]);[.$A45])" office:value-type="float" office:value="1039.68706638159">
            <text:p>1,040</text:p>
          </table:table-cell>
          <table:table-cell table:style-name="ce6" table:formula="oooc:=[.F44]*POWER([.$E$13];([.$B45]-[.$B44]))" office:value-type="float" office:value="2002096.95754228">
            <text:p>2,002,097</text:p>
          </table:table-cell>
          <table:table-cell table:style-name="ce11" table:formula="oooc:=[.F45]*POWER(1/(1+[.$F$13]);[.$A45])" office:value-type="float" office:value="115.777799678522">
            <text:p>116</text:p>
          </table:table-cell>
          <table:table-cell table:formula="oooc:=[.$A45]" office:value-type="float" office:value="200">
            <text:p>200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Year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S_n</text:p>
          </table:table-cell>
          <table:table-cell table:style-name="ce3" office:value-type="string">
            <text:p>Inflation Adjusted Continuously</text:p>
          </table:table-cell>
          <table:table-cell table:style-name="ce3" office:value-type="string">
            <text:p>Inflation Adjusted Annually</text:p>
          </table:table-cell>
          <table:table-cell table:style-name="ce3" office:value-type="string">
            <text:p>No Monthly Contribution</text:p>
          </table:table-cell>
          <table:table-cell table:style-name="ce3" office:value-type="string">
            <text:p>Inflation Adjusted</text:p>
          </table:table-cell>
          <table:table-cell table:style-name="ce3" office:value-type="string">
            <text:p>Years</text:p>
          </table:table-cell>
          <table:table-cell table:number-columns-repeated="248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office:value-type="string">
            <text:p>Drawing Down</text:p>
          </table:table-cell>
          <table:table-cell table:number-columns-repeated="254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zh" number:country="SG">S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zh" number:country="SG">S$</number:currency-symbol>
      <number:number number:decimal-places="2" number:min-integer-digits="1" number:grouping="true"/>
      <style:map style:condition="value()&gt;=0" style:apply-style-name="N106P0"/>
    </number:currency-style>
    <number:percentage-style style:name="N108">
      <number:number number:decimal-places="3" number:min-integer-digits="1"/>
      <number:text>%</number:text>
    </number:percentage-style>
    <number:number-style style:name="N109">
      <number:number number:decimal-places="5" number:min-integer-digits="1"/>
    </number:number-style>
    <number:percentage-style style:name="N110">
      <number:number number:decimal-places="5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5">15/03/2008</text:date>, <text:time>20:0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Mohanadas Chandar</meta:initial-creator>
    <meta:creation-date>2008-02-28T17:30:05</meta:creation-date>
    <dc:creator>Mohanadas Chandar</dc:creator>
    <dc:date>2008-03-15T20:09:53</dc:date>
    <meta:editing-cycles>10</meta:editing-cycles>
    <meta:editing-duration>PT2H6M54S</meta:editing-duration>
    <meta:user-defined meta:name="Info 1"/>
    <meta:user-defined meta:name="Info 2"/>
    <meta:user-defined meta:name="Info 3"/>
    <meta:user-defined meta:name="Info 4"/>
    <meta:document-statistic meta:table-count="3" meta:cell-count="281"/>
  </office:meta>
</office:document-meta>
</file>